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Tahoma"/>
    </style:style>
  </office:automatic-styles>
  <office:body>
    <office:spreadsheet>
      <table:table table:name="Ark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språk</text:p>
          </table:table-cell>
          <table:table-cell table:number-columns-repeated="2"/>
          <table:table-cell office:value-type="string">
            <text:p>words</text:p>
          </table:table-cell>
          <table:table-cell office:value-type="string">
            <text:p>m-file</text:p>
          </table:table-cell>
          <table:table-cell office:value-type="string">
            <text:p>disambfile</text:p>
          </table:table-cell>
          <table:table-cell office:value-type="string">
            <text:p>ambiguity</text:p>
          </table:table-cell>
          <table:table-cell table:style-name="ce1" office:value-type="string">
            <text:p>accuracy</text:p>
          </table:table-cell>
          <table:table-cell/>
        </table:table-row>
        <table:table-row table:style-name="ro1">
          <table:table-cell office:value-type="string">
            <text:p>nob</text:p>
          </table:table-cell>
          <table:table-cell office:value-type="string">
            <text:p>1mos</text:p>
          </table:table-cell>
          <table:table-cell/>
          <table:table-cell office:value-type="float" office:value="40280">
            <text:p>40280</text:p>
          </table:table-cell>
          <table:table-cell office:value-type="float" office:value="126273">
            <text:p>126273</text:p>
          </table:table-cell>
          <table:table-cell office:value-type="float" office:value="87516">
            <text:p>87516</text:p>
          </table:table-cell>
          <table:table-cell table:formula="of:=([.E3]-[.D3])/[.D3]" office:value-type="float" office:value="2.13488083416087">
            <text:p>2,13</text:p>
          </table:table-cell>
          <table:table-cell table:formula="of:=([.F3]-[.D3])/[.D3]" office:value-type="float" office:value="1.17269116186693">
            <text:p>1,17</text:p>
          </table:table-cell>
          <table:table-cell/>
        </table:table-row>
        <table:table-row table:style-name="ro1">
          <table:table-cell office:value-type="string">
            <text:p>sme</text:p>
          </table:table-cell>
          <table:table-cell office:value-type="string">
            <text:p>nt</text:p>
          </table:table-cell>
          <table:table-cell/>
          <table:table-cell office:value-type="float" office:value="166526">
            <text:p>166526</text:p>
          </table:table-cell>
          <table:table-cell office:value-type="float" office:value="570203">
            <text:p>570203</text:p>
          </table:table-cell>
          <table:table-cell office:value-type="float" office:value="346112">
            <text:p>346112</text:p>
          </table:table-cell>
          <table:table-cell table:formula="of:=([.E4]-[.D4])/[.D4]" office:value-type="float" office:value="2.42410794710736">
            <text:p>2,42</text:p>
          </table:table-cell>
          <table:table-cell table:formula="of:=([.F4]-[.D4])/[.D4]" office:value-type="float" office:value="1.0784261917058">
            <text:p>1,08</text:p>
          </table:table-cell>
          <table:table-cell/>
        </table:table-row>
        <table:table-row table:style-name="ro1">
          <table:table-cell office:value-type="string">
            <text:p>kal</text:p>
          </table:table-cell>
          <table:table-cell office:value-type="string">
            <text:p>nt</text:p>
          </table:table-cell>
          <table:table-cell/>
          <table:table-cell office:value-type="float" office:value="499167">
            <text:p>499167</text:p>
          </table:table-cell>
          <table:table-cell office:value-type="float" office:value="1842457">
            <text:p>1842457</text:p>
          </table:table-cell>
          <table:table-cell office:value-type="float" office:value="1205769">
            <text:p>1205769</text:p>
          </table:table-cell>
          <table:table-cell table:formula="of:=([.E5]-[.D5])/[.D5]" office:value-type="float" office:value="2.69106331147692">
            <text:p>2,69</text:p>
          </table:table-cell>
          <table:table-cell table:formula="of:=([.F5]-[.D5])/[.D5]" office:value-type="float" office:value="1.41556232683651">
            <text:p>1,42</text:p>
          </table:table-cell>
          <table:table-cell/>
        </table:table-row>
        <table:table-row table:style-name="ro1">
          <table:table-cell office:value-type="string">
            <text:p>fao</text:p>
          </table:table-cell>
          <table:table-cell office:value-type="string">
            <text:p>1mos</text:p>
          </table:table-cell>
          <table:table-cell/>
          <table:table-cell office:value-type="float" office:value="18949">
            <text:p>18949</text:p>
          </table:table-cell>
          <table:table-cell office:value-type="float" office:value="65403">
            <text:p>65403</text:p>
          </table:table-cell>
          <table:table-cell office:value-type="float" office:value="42479">
            <text:p>42479</text:p>
          </table:table-cell>
          <table:table-cell table:formula="of:=([.E6]-[.D6])/[.D6]" office:value-type="float" office:value="2.45152778510739">
            <text:p>2,45</text:p>
          </table:table-cell>
          <table:table-cell table:formula="of:=([.F6]-[.D6])/[.D6]" office:value-type="float" office:value="1.24175418227875">
            <text:p>1,24</text:p>
          </table:table-cell>
          <table:table-cell/>
        </table:table-row>
        <table:table-row table:style-name="ro1">
          <table:table-cell office:value-type="string">
            <text:p>smj</text:p>
          </table:table-cell>
          <table:table-cell office:value-type="string">
            <text:p>nt</text:p>
          </table:table-cell>
          <table:table-cell/>
          <table:table-cell office:value-type="float" office:value="136964">
            <text:p>136964</text:p>
          </table:table-cell>
          <table:table-cell office:value-type="float" office:value="435040">
            <text:p>435040</text:p>
          </table:table-cell>
          <table:table-cell office:value-type="float" office:value="303077">
            <text:p>303077</text:p>
          </table:table-cell>
          <table:table-cell table:formula="of:=([.E7]-[.D7])/[.D7]" office:value-type="float" office:value="2.17630910312199">
            <text:p>2,18</text:p>
          </table:table-cell>
          <table:table-cell table:formula="of:=([.F7]-[.D7])/[.D7]" office:value-type="float" office:value="1.21282234747817">
            <text:p>1,21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-testing</text:p>
          </table:table-cell>
          <table:table-cell table:number-columns-repeated="2"/>
          <table:table-cell office:value-type="string">
            <text:p>Wftot</text:p>
          </table:table-cell>
          <table:table-cell office:value-type="string">
            <text:p>Non-WF-tkn</text:p>
          </table:table-cell>
          <table:table-cell office:value-type="string">
            <text:p>%-recall</text:p>
          </table:table-cell>
          <table:table-cell office:value-type="string">
            <text:p>Tytot</text:p>
          </table:table-cell>
          <table:table-cell office:value-type="string">
            <text:p>Non-WF-typ</text:p>
          </table:table-cell>
          <table:table-cell office:value-type="string">
            <text:p>%-recall</text:p>
          </table:table-cell>
        </table:table-row>
        <table:table-row table:style-name="ro1">
          <table:table-cell office:value-type="string">
            <text:p>fao</text:p>
          </table:table-cell>
          <table:table-cell office:value-type="string">
            <text:p>all</text:p>
          </table:table-cell>
          <table:table-cell office:value-type="float" office:value="90510">
            <text:p>90510</text:p>
          </table:table-cell>
          <table:table-cell office:value-type="float" office:value="2740737">
            <text:p>2740737</text:p>
          </table:table-cell>
          <table:table-cell office:value-type="float" office:value="155490">
            <text:p>155490</text:p>
          </table:table-cell>
          <table:table-cell table:formula="of:=([.D11]-[.E11])*100/[.D11]" office:value-type="float" office:value="94.32670847294">
            <text:p>94,33</text:p>
          </table:table-cell>
          <table:table-cell office:value-type="float" office:value="117474">
            <text:p>117474</text:p>
          </table:table-cell>
          <table:table-cell office:value-type="float" office:value="43094">
            <text:p>43094</text:p>
          </table:table-cell>
          <table:table-cell table:formula="of:=([.G11]-[.H11])*100/[.G11]" office:value-type="float" office:value="63.3161380390555">
            <text:p>63,32</text:p>
          </table:table-cell>
        </table:table-row>
        <table:table-row table:style-name="ro1">
          <table:table-cell office:value-type="string">
            <text:p>fao</text:p>
          </table:table-cell>
          <table:table-cell office:value-type="string">
            <text:p>ubpn</text:p>
          </table:table-cell>
          <table:table-cell/>
          <table:table-cell office:value-type="float" office:value="39822">
            <text:p>39822</text:p>
          </table:table-cell>
          <table:table-cell office:value-type="float" office:value="3180">
            <text:p>3180</text:p>
          </table:table-cell>
          <table:table-cell table:formula="of:=([.D12]-[.E12])*100/[.D12]" office:value-type="float" office:value="92.0144643664306">
            <text:p>92,01</text:p>
          </table:table-cell>
          <table:table-cell office:value-type="float" office:value="7666">
            <text:p>7666</text:p>
          </table:table-cell>
          <table:table-cell office:value-type="float" office:value="1837">
            <text:p>1837</text:p>
          </table:table-cell>
          <table:table-cell table:formula="of:=([.G12]-[.H12])*100/[.G12]" office:value-type="float" office:value="76.037046699713">
            <text:p>76,04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([.D13]-[.E13])*100/[.D13]" office:value-type="float" office:value="0">
            <text:p>#DIV/0!</text:p>
          </table:table-cell>
          <table:table-cell table:number-columns-repeated="2"/>
          <table:table-cell table:formula="of:=([.G13]-[.H13])*100/[.G13]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([.D14]-[.E14])*100/[.D14]" office:value-type="float" office:value="0">
            <text:p>#DIV/0!</text:p>
          </table:table-cell>
          <table:table-cell table:number-columns-repeated="2"/>
          <table:table-cell table:formula="of:=([.G14]-[.H14])*100/[.G14]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([.D15]-[.E15])*100/[.D15]" office:value-type="float" office:value="0">
            <text:p>#DIV/0!</text:p>
          </table:table-cell>
          <table:table-cell table:number-columns-repeated="2"/>
          <table:table-cell table:formula="of:=([.G15]-[.H15])*100/[.G15]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([.D16]-[.E16])*100/[.D16]" office:value-type="float" office:value="0">
            <text:p>#DIV/0!</text:p>
          </table:table-cell>
          <table:table-cell table:number-columns-repeated="2"/>
          <table:table-cell table:formula="of:=([.G16]-[.H16])*100/[.G16]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([.D17]-[.E17])*100/[.D17]" office:value-type="float" office:value="0">
            <text:p>#DIV/0!</text:p>
          </table:table-cell>
          <table:table-cell table:number-columns-repeated="2"/>
          <table:table-cell table:formula="of:=([.G17]-[.H17])*100/[.G17]" office:value-type="float" office:value="0">
            <text:p>#DIV/0!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0">10.05.2009</text:date>, <text:time>19:04:3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3T12:40:35</meta:creation-date>
    <dc:date>2009-05-10T19:04:34</dc:date>
    <dc:creator>Trond Trosterud</dc:creator>
    <meta:editing-duration>PT34H32M01S</meta:editing-duration>
    <meta:editing-cycles>6</meta:editing-cycles>
    <meta:generator>OpenOffice.org/3.0$Unix OpenOffice.org_project/300m9$Build-9358</meta:generator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